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2.261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No silver bullet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Software Engineering Missing in Action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Kata 2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Domain Driven Design</text:p>
          </table:table-cell>
          <table:table-cell office:value-type="date" office:date-value="2013-09-16">
            <text:p>2013-09-1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Permutation Kata</text:p>
          </table:table-cell>
          <table:table-cell office:value-type="date" office:date-value="2013-09-20">
            <text:p>2013-09-20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 style:data-style-name="N2" text:time-value="0000-00-00T01:08:0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21T01:10:27</dc:date>
    <meta:editing-duration>PT3H50M19S</meta:editing-duration>
    <meta:editing-cycles>44</meta:editing-cycles>
    <dc:creator>Mint </dc:creator>
    <meta:document-statistic meta:table-count="1" meta:cell-count="55" meta:object-count="0"/>
  </office:meta>
</office:document-meta>
</file>